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Roboto" svg:font-family="Roboto" style:font-adornments="Regular" style:font-pitch="variable"/>
    <style:font-face style:name="Roboto Condensed Light" svg:font-family="'Roboto Condensed Light'" style:font-adornments="Light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 style:master-page-name="Standard">
      <style:table-properties style:width="18.598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2.379cm"/>
    </style:style>
    <style:style style:name="Table1.B" style:family="table-column">
      <style:table-column-properties style:column-width="1.002cm"/>
    </style:style>
    <style:style style:name="Table1.C" style:family="table-column">
      <style:table-column-properties style:column-width="5.2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="0cm" fo:border="none">
        <style:background-image/>
      </style:table-cell-properties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officeooo:paragraph-rsid="002c4121" style:font-style-asian="normal" style:font-style-complex="normal"/>
    </style:style>
    <style:style style:name="P3" style:family="paragraph" style:parent-style-name="Text_20_body">
      <style:text-properties fo:font-style="normal" officeooo:paragraph-rsid="002b7c27" style:font-style-asian="normal" style:font-style-complex="normal"/>
    </style:style>
    <style:style style:name="P4" style:family="paragraph" style:parent-style-name="Text_20_body">
      <style:text-properties fo:font-variant="normal" fo:text-transform="none" fo:color="#00000a" fo:font-size="11pt" fo:letter-spacing="normal" fo:language="en" fo:country="CA" fo:font-style="normal" fo:font-weight="normal" style:font-name-asian="DejaVu Sans" style:font-size-asian="11pt" style:language-asian="zh" style:country-asian="CN" style:font-style-asian="normal" style:font-weight-asian="normal" style:font-name-complex="Lohit Hindi" style:font-size-complex="12pt" style:language-complex="hi" style:country-complex="IN"/>
    </style:style>
    <style:style style:name="P5" style:family="paragraph" style:parent-style-name="Text_20_body">
      <style:text-properties fo:font-variant="normal" fo:text-transform="none" fo:color="#00000a" fo:font-size="11pt" fo:letter-spacing="normal" fo:language="en" fo:country="CA" fo:font-style="normal" fo:font-weight="normal" officeooo:paragraph-rsid="0020a76c" style:font-name-asian="DejaVu Sans" style:font-size-asian="11pt" style:language-asian="zh" style:country-asian="CN" style:font-style-asian="normal" style:font-weight-asian="normal" style:font-name-complex="Lohit Hindi" style:font-size-complex="12pt" style:language-complex="hi" style:country-complex="IN"/>
    </style:style>
    <style:style style:name="P6" style:family="paragraph" style:parent-style-name="Text_20_body">
      <style:text-properties fo:font-variant="normal" fo:text-transform="none" fo:color="#00000a" fo:font-size="11pt" fo:letter-spacing="normal" fo:language="en" fo:country="CA" fo:font-style="normal" fo:font-weight="normal" officeooo:rsid="0025ea16" officeooo:paragraph-rsid="0025ea16" style:font-name-asian="DejaVu Sans" style:font-size-asian="11pt" style:language-asian="zh" style:country-asian="CN" style:font-style-asian="normal" style:font-weight-asian="normal" style:font-name-complex="Lohit Hindi" style:font-size-complex="12pt" style:language-complex="hi" style:country-complex="IN"/>
    </style:style>
    <style:style style:name="P7" style:family="paragraph" style:parent-style-name="Text_20_body">
      <style:text-properties fo:language="en" fo:country="CA" style:language-asian="zh" style:country-asian="CN" style:language-complex="hi" style:country-complex="IN"/>
    </style:style>
    <style:style style:name="P8" style:family="paragraph" style:parent-style-name="Text_20_body">
      <style:text-properties officeooo:paragraph-rsid="0020a76c"/>
    </style:style>
    <style:style style:name="P9" style:family="paragraph" style:parent-style-name="Text_20_body">
      <style:paragraph-properties>
        <style:tab-stops>
          <style:tab-stop style:position="12.391cm" style:type="right"/>
        </style:tab-stops>
      </style:paragraph-properties>
    </style:style>
    <style:style style:name="P10" style:family="paragraph" style:parent-style-name="Text_20_body">
      <style:paragraph-properties>
        <style:tab-stops>
          <style:tab-stop style:position="12.391cm" style:type="right"/>
        </style:tab-stops>
      </style:paragraph-properties>
      <style:text-properties officeooo:paragraph-rsid="00289f93"/>
    </style:style>
    <style:style style:name="P11" style:family="paragraph" style:parent-style-name="Heading_20_2">
      <style:text-properties fo:language="en" fo:country="CA" style:language-asian="zh" style:country-asian="CN" style:language-complex="hi" style:country-complex="IN"/>
    </style:style>
    <style:style style:name="P12" style:family="paragraph" style:parent-style-name="Heading_20_2">
      <style:paragraph-properties>
        <style:tab-stops>
          <style:tab-stop style:position="12.39cm" style:type="right"/>
          <style:tab-stop style:position="12.391cm" style:type="right"/>
        </style:tab-stops>
      </style:paragraph-properties>
    </style:style>
    <style:style style:name="P13" style:family="paragraph" style:parent-style-name="Heading_20_2">
      <style:paragraph-properties>
        <style:tab-stops>
          <style:tab-stop style:position="12.39cm" style:type="right"/>
          <style:tab-stop style:position="12.391cm" style:type="right"/>
        </style:tab-stops>
      </style:paragraph-properties>
      <style:text-properties officeooo:paragraph-rsid="00289f93"/>
    </style:style>
    <style:style style:name="P14" style:family="paragraph" style:parent-style-name="Heading_20_2">
      <style:paragraph-properties>
        <style:tab-stops>
          <style:tab-stop style:position="12.39cm" style:type="right"/>
          <style:tab-stop style:position="12.391cm" style:type="right"/>
        </style:tab-stops>
      </style:paragraph-properties>
      <style:text-properties officeooo:paragraph-rsid="002ea2de"/>
    </style:style>
    <style:style style:name="P15" style:family="paragraph" style:parent-style-name="Heading_20_2">
      <style:text-properties officeooo:paragraph-rsid="002b741e"/>
    </style:style>
    <style:style style:name="P16" style:family="paragraph" style:parent-style-name="Heading_20_2">
      <style:text-properties fo:font-style="normal" officeooo:rsid="002c4121" officeooo:paragraph-rsid="002c4121" style:font-style-asian="normal" style:font-style-complex="normal"/>
    </style:style>
    <style:style style:name="P17" style:family="paragraph" style:parent-style-name="Heading_20_2">
      <style:text-properties officeooo:paragraph-rsid="002ea2de"/>
    </style:style>
    <style:style style:name="P18" style:family="paragraph" style:parent-style-name="Title">
      <style:paragraph-properties fo:text-align="start" style:justify-single-word="false">
        <style:tab-stops>
          <style:tab-stop style:position="18.6cm" style:type="right"/>
        </style:tab-stops>
      </style:paragraph-properties>
    </style:style>
    <style:style style:name="P19" style:family="paragraph" style:parent-style-name="Text_20_body_20_indent">
      <style:text-properties fo:font-style="italic" officeooo:paragraph-rsid="002c4121" style:font-style-asian="italic" style:font-style-complex="italic"/>
    </style:style>
    <style:style style:name="P20" style:family="paragraph" style:parent-style-name="Text_20_body_20_indent">
      <style:text-properties officeooo:paragraph-rsid="002c4121"/>
    </style:style>
    <style:style style:name="P21" style:family="paragraph" style:parent-style-name="No_20_Formatting">
      <style:paragraph-properties fo:text-align="end" style:justify-single-word="false"/>
      <style:text-properties officeooo:paragraph-rsid="0032554d"/>
    </style:style>
    <style:style style:name="P22" style:family="paragraph" style:parent-style-name="Heading_20_1" style:list-style-name="WWNum1"/>
    <style:style style:name="P23" style:family="paragraph" style:parent-style-name="List" style:list-style-name="L1"/>
    <style:style style:name="P24" style:family="paragraph" style:parent-style-name="List" style:list-style-name="L1">
      <style:text-properties officeooo:rsid="00289f93" officeooo:paragraph-rsid="00289f93"/>
    </style:style>
    <style:style style:name="P25" style:family="paragraph" style:parent-style-name="List" style:list-style-name="L1">
      <style:text-properties officeooo:rsid="0029a9b6" officeooo:paragraph-rsid="0029a9b6"/>
    </style:style>
    <style:style style:name="P26" style:family="paragraph" style:parent-style-name="List" style:list-style-name="L1">
      <style:text-properties officeooo:rsid="001b403a" officeooo:paragraph-rsid="001b403a"/>
    </style:style>
    <style:style style:name="P27" style:family="paragraph" style:parent-style-name="List" style:list-style-name="L1">
      <style:text-properties officeooo:rsid="001b403a" officeooo:paragraph-rsid="00289f93"/>
    </style:style>
    <style:style style:name="P28" style:family="paragraph" style:parent-style-name="List" style:list-style-name="L1">
      <style:text-properties officeooo:rsid="00194057" officeooo:paragraph-rsid="0019405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c78" style:font-weight-asian="normal" style:font-weight-complex="normal"/>
    </style:style>
    <style:style style:name="T3" style:family="text">
      <style:text-properties fo:font-weight="normal" officeooo:rsid="0029a9b6" style:font-weight-asian="normal" style:font-weight-complex="normal"/>
    </style:style>
    <style:style style:name="T4" style:family="text">
      <style:text-properties fo:color="#579d1c" style:font-name="Roboto" fo:font-size="11pt" fo:font-style="normal" fo:font-weight="normal" officeooo:rsid="00289f93" style:font-name-asian="DejaVu Sans" style:font-size-asian="11pt" style:font-style-asian="normal" style:font-weight-asian="normal" style:font-name-complex="Lohit Hindi" style:font-size-complex="12pt" style:font-style-complex="normal" style:font-weight-complex="normal"/>
    </style:style>
    <style:style style:name="T5" style:family="text">
      <style:text-properties fo:color="#579d1c" fo:font-weight="normal" officeooo:rsid="0022cb41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ea16" style:font-weight-asian="bold" style:font-weight-complex="bold"/>
    </style:style>
    <style:style style:name="T8" style:family="text">
      <style:text-properties fo:font-weight="bold" officeooo:rsid="00289f93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89f93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45343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ed00b" style:font-style-asian="italic" style:font-style-complex="italic"/>
    </style:style>
    <style:style style:name="T14" style:family="text">
      <style:text-properties fo:font-style="italic" officeooo:rsid="00353d2c" style:font-style-asian="italic" style:font-style-complex="italic"/>
    </style:style>
    <style:style style:name="T15" style:family="text">
      <style:text-properties fo:font-style="italic" officeooo:rsid="0035d5cd" style:font-style-asian="italic" style:font-style-complex="italic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a76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89f93" style:font-style-asian="normal" style:font-weight-asian="normal" style:font-style-complex="normal" style:font-weight-complex="normal"/>
    </style:style>
    <style:style style:name="T19" style:family="text">
      <style:text-properties fo:color="#00000a" fo:font-size="11pt" fo:language="en" fo:country="CA" style:font-name-asian="DejaVu Sans" style:font-size-asian="11pt" style:language-asian="zh" style:country-asian="CN" style:font-name-complex="Lohit Hindi" style:font-size-complex="12pt" style:language-complex="hi" style:country-complex="IN"/>
    </style:style>
    <style:style style:name="T20" style:family="text">
      <style:text-properties fo:font-variant="normal" fo:text-transform="none" fo:color="#00000a" fo:font-size="11pt" fo:letter-spacing="normal" fo:language="en" fo:country="CA" fo:font-style="normal" fo:font-weight="normal" style:font-name-asian="DejaVu Sans" style:font-size-asian="11pt" style:language-asian="zh" style:country-asian="CN" style:font-style-asian="normal" style:font-weight-asian="normal" style:font-name-complex="Lohit Hindi" style:font-size-complex="12pt" style:language-complex="hi" style:country-complex="IN"/>
    </style:style>
    <style:style style:name="T21" style:family="text">
      <style:text-properties fo:font-variant="normal" fo:text-transform="none" fo:color="#00000a" fo:font-size="11pt" fo:letter-spacing="normal" fo:language="en" fo:country="CA" fo:font-style="italic" fo:font-weight="normal" style:font-name-asian="DejaVu Sans" style:font-size-asian="11pt" style:language-asian="zh" style:country-asian="CN" style:font-style-asian="italic" style:font-weight-asian="normal" style:font-name-complex="Lohit Hindi" style:font-size-complex="12pt" style:language-complex="hi" style:country-complex="IN" style:font-style-complex="italic"/>
    </style:style>
    <style:style style:name="T22" style:family="text">
      <style:text-properties officeooo:rsid="001dac2f"/>
    </style:style>
    <style:style style:name="T23" style:family="text">
      <style:text-properties officeooo:rsid="001ea4fa"/>
    </style:style>
    <style:style style:name="T24" style:family="text">
      <style:text-properties officeooo:rsid="00289f93"/>
    </style:style>
    <style:style style:name="T25" style:family="text">
      <style:text-properties officeooo:rsid="002935cc"/>
    </style:style>
    <style:style style:name="T26" style:family="text">
      <style:text-properties officeooo:rsid="0029a9b6"/>
    </style:style>
    <style:style style:name="T27" style:family="text">
      <style:text-properties officeooo:rsid="002c4121"/>
    </style:style>
    <style:style style:name="T28" style:family="text">
      <style:text-properties officeooo:rsid="002c97d7"/>
    </style:style>
    <style:style style:name="T29" style:family="text">
      <style:text-properties officeooo:rsid="002e686f"/>
    </style:style>
    <style:style style:name="T30" style:family="text">
      <style:text-properties fo:language="en" fo:country="CA" fo:font-weight="bold" style:language-asian="zh" style:country-asian="CN" style:font-weight-asian="bold" style:language-complex="hi" style:country-complex="IN" style:font-weight-complex="bold"/>
    </style:style>
    <style:style style:name="T31" style:family="text">
      <style:text-properties fo:language="en" fo:country="CA" fo:font-weight="bold" officeooo:rsid="002eb80f" style:language-asian="zh" style:country-asian="CN" style:font-weight-asian="bold" style:language-complex="hi" style:country-complex="IN" style:font-weight-complex="bold"/>
    </style:style>
    <style:style style:name="T32" style:family="text">
      <style:text-properties fo:color="#000000" style:text-underline-style="none"/>
    </style:style>
    <style:style style:name="Sect1" style:family="section">
      <style:section-properties text:dont-balance-text-columns="true" style:editable="false">
        <style:columns fo:column-count="2">
          <style:column style:rel-width="7319*" fo:start-indent="0cm" fo:end-indent="0.448cm"/>
          <style:column style:rel-width="3221*" fo:start-indent="0.448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cm" fo:text-indent="-0.45cm" fo:margin-left="0.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itle">Laurent le Beau-Martin</text:p>
          </table:table-cell>
          <table:table-cell table:style-name="Table1.B1" office:value-type="string">
            <text:p text:style-name="P18"/>
          </table:table-cell>
          <table:table-cell table:style-name="Table1.B1" office:value-type="string">
            <text:p text:style-name="P21"><text:a xlink:type="simple" xlink:href="mailto:laurent.lebeau@gmail.com"><text:span text:style-name="Internet_20_link"><text:span text:style-name="T5">l</text:span></text:span></text:a><text:a xlink:type="simple" xlink:href="mailto:laurent.lebeau@gmail.com"><text:span text:style-name="Internet_20_link"><text:span text:style-name="T4">aurent.lebeau@gmail.com</text:span></text:span></text:a><text:span text:style-name="Internet_20_link"><text:span text:style-name="T5"><text:line-break/></text:span></text:span><text:span text:style-name="Internet_20_link"><text:span text:style-name="T32">+1 (514) 692-2900</text:span></text:span></text:p>
          </table:table-cell>
        </table:table-row>
      </table:table>
      <text:section text:style-name="Sect1" text:name="TextSection">
        <text:list xml:id="list3631891981540258653" text:style-name="WWNum1">
          <text:list-item>
            <text:p text:style-name="P22">Expérience professionnelle</text:p>
          </text:list-item>
        </text:list>
        <text:p text:style-name="P13"><text:span text:style-name="T8">Enlight Health</text:span><text:span text:style-name="T6"><text:tab/></text:span><text:span text:style-name="T10">décembre</text:span><text:span text:style-name="T9"> 201</text:span><text:span text:style-name="T10">3</text:span><text:span text:style-name="T9"> – </text:span><text:span text:style-name="T11">avril 2014</text:span></text:p>
        <text:p text:style-name="P10"><text:span text:style-name="T16">Développeur </text:span><text:span text:style-name="T18">principal pour ListRunner (</text:span><text:a xlink:type="simple" xlink:href="http://www.listrunnerapp.com/"><text:span text:style-name="Internet_20_link"><text:span text:style-name="T4">www.listrunnerapp.com</text:span></text:span></text:a><text:span text:style-name="T18">) </text:span></text:p>
        <text:list xml:id="list6290174695204377687" text:style-name="L1">
          <text:list-item>
            <text:p text:style-name="P24">Développement d'une application <text:span text:style-name="T25">Web</text:span> <text:span text:style-name="T25">pour médecins</text:span></text:p>
          </text:list-item>
          <text:list-item>
            <text:p text:style-name="P25">Utilisation de AngularJS, Firebase, Node.js, <text:span text:style-name="T27">Grunt et </text:span>Heroku</text:p>
          </text:list-item>
        </text:list>
        <text:p text:style-name="P13"><text:span text:style-name="T6">Radio-Canada/</text:span><text:span text:style-name="T7">CBC</text:span><text:span text:style-name="T6"><text:tab/></text:span><text:span text:style-name="T9">août 2011 – septembre 2013</text:span></text:p>
        <text:p text:style-name="P9"><text:span text:style-name="T16">Développeur Web, et </text:span><text:span text:style-name="T17">chef</text:span><text:span text:style-name="T9"> </text:span><text:span text:style-name="T16">d'équipe (à partir d'avril 2012)</text:span></text:p>
        <text:list xml:id="list212119339639624" text:continue-numbering="true" text:style-name="L1">
          <text:list-item>
            <text:p text:style-name="P26">Réécriture du service back-end principal alimentant les sites Web et applications mobiles de l’entreprise</text:p>
          </text:list-item>
          <text:list-item>
            <text:p text:style-name="P27">Conception d<text:span text:style-name="T29">'API</text:span> REST <text:span text:style-name="T24">et de services SOAP/</text:span>WCF</text:p>
          </text:list-item>
          <text:list-item>
            <text:p text:style-name="P26">Optimisation de sites Web pour réduire les temps de chargement</text:p>
          </text:list-item>
          <text:list-item>
            <text:p text:style-name="P28">Développement de nouveaux CMS pour remplacer des systèmes <text:span text:style-name="T12">legacy</text:span> en place depuis 5 à 15 ans</text:p>
          </text:list-item>
          <text:list-item>
            <text:p text:style-name="P26">Travail sur une application HTML5 (<text:span text:style-name="T12">Backbone.js</text:span>) pour télévisions</text:p>
          </text:list-item>
        </text:list>
        <text:p text:style-name="Heading_20_2">Cactusoft<text:span text:style-name="T1"><text:tab/></text:span><text:span text:style-name="T9">août 2009 – juillet 2011</text:span></text:p>
        <text:p text:style-name="Text_20_body">Développeur logiciel, et copropriétaire (à partir de mai 2010)</text:p>
        <text:list xml:id="list6844477518416577131" text:style-name="L1">
          <text:list-item>
            <text:p text:style-name="P23">Conception d’applications <text:span text:style-name="T26">(</text:span>Windows <text:span text:style-name="T26">ou Web)</text:span> sur mesure</text:p>
          </text:list-item>
          <text:list-item>
            <text:p text:style-name="P23">Chargé de projet, développeur principal et <text:span text:style-name="Emphasis">designer </text:span>graphique pour un site Web commercial</text:p>
          </text:list-item>
          <text:list-item>
            <text:p text:style-name="P23">Analyse des besoins des clients <text:span text:style-name="T24">et r</text:span>édaction de spécifications</text:p>
          </text:list-item>
        </text:list>
        <text:p text:style-name="P12"><text:span text:style-name="T6">Zimmer CAS<text:tab/></text:span><text:span text:style-name="T9">mai 2008 – août 2008</text:span></text:p>
        <text:p text:style-name="Text_20_body">Stagiaire en ingénierie – Équipe de développement logiciel</text:p>
        <text:p text:style-name="P14"><text:span text:style-name="T6">Polytechnique</text:span><text:span text:style-name="T30"> </text:span><text:span text:style-name="T31">Montréal</text:span><text:span text:style-name="T6"><text:tab/></text:span><text:span text:style-name="T9">septembre 2007 – mai 2008</text:span></text:p>
        <text:p text:style-name="Text_20_body">Étudiant chercheur sous la tutelle du professeur Pierre Langlois</text:p>
        <text:p text:style-name="P12">CMC Électronique<text:span text:style-name="T6"><text:tab/></text:span><text:span text:style-name="T9">mai 2007 – septembre 2007</text:span></text:p>
        <text:p text:style-name="Text_20_body">Stagiaire en ingénierie – Équipe de test sur un projet en aviation</text:p>
        <text:p text:style-name="Heading_20_1">Formation</text:p>
        <text:p text:style-name="P17">Polytechnique<text:span text:style-name="T30"> </text:span><text:span text:style-name="T31">Montréal</text:span><text:span text:style-name="T1"> – Montréal, Québec<text:tab/>2005</text:span><text:span text:style-name="T9"> – </text:span><text:span text:style-name="T1">2010</text:span></text:p>
        <text:p text:style-name="Text_20_body">B. Ing. en ingénierie informatique</text:p>
        <text:p text:style-name="Text_20_body">Mention d’excellence avec moyenne cumulative de 3,59/4</text:p>
        <text:p text:style-name="Heading_20_2">HEC Montréal<text:span text:style-name="T1"> – Montréal, Québec<text:tab/>201</text:span><text:span text:style-name="T2">1</text:span><text:span text:style-name="T9"> – </text:span><text:span text:style-name="T1">2012</text:span></text:p>
        <text:p text:style-name="Text_20_body">Cours de soir en gestion</text:p>
        <text:p text:style-name="P15"><text:span text:style-name="T6">ENSTA ParisTech</text:span><text:span text:style-name="T1"> – Paris, France<text:tab/>2008</text:span><text:span text:style-name="T9"> – </text:span><text:span text:style-name="T1">2009</text:span></text:p>
        <text:p text:style-name="Text_20_body"><text:span text:style-name="T3">S</text:span><text:span text:style-name="T1">emestre en échange</text:span></text:p>
        <text:p text:style-name="Heading_20_1">Qualifications</text:p>
        <text:p text:style-name="P16">Programmation</text:p>
        <text:p text:style-name="P1">C#</text:p>
        <text:p text:style-name="P19">ASP.NET Web API <text:span text:style-name="T22">&amp; </text:span>MVC, WCF, NHibernate, Dapper, Entity Framework, AutoMapper, Lucene.Net, log4net, StructureMap, NUnit, Moq</text:p>
        <text:p text:style-name="P2"><text:span text:style-name="T15">Expérience réduite : </text:span><text:span text:style-name="T23">PHP, Java, C/C++</text:span></text:p>
        <text:p text:style-name="P2">JavaScript</text:p>
        <text:p text:style-name="P20"><text:span text:style-name="T12">Backbone, </text:span><text:span text:style-name="T13">AngularJS,</text:span><text:span text:style-name="T12"> jQuery, Knockout, RequireJS, </text:span><text:span text:style-name="T15">Node.js</text:span></text:p>
        <text:p text:style-name="P3">HTML, CSS</text:p>
        <text:p text:style-name="P20">Responsive design, LESS, <text:span text:style-name="T28">SASS</text:span></text:p>
        <text:p text:style-name="P2">SQL</text:p>
        <text:p text:style-name="P19">MS SQL, MySQL, Oracle</text:p>
        <text:p text:style-name="Heading_20_2">Méthodologies agiles</text:p>
        <text:p text:style-name="Text_20_body">XP, Scrum, TDD, CI</text:p>
        <text:p text:style-name="Heading_20_2">Outils</text:p>
        <text:p text:style-name="Text_20_body">Visual <text:span text:style-name="T19">Studio </text:span><text:span text:style-name="T20">2008-2013, ReSharper, Sublime Text</text:span></text:p>
        <text:p text:style-name="P4">Git, Hg, SVN, TFS</text:p>
        <text:p text:style-name="P4"><text:span text:style-name="T26">GitHub, </text:span>FogBugz</text:p>
        <text:p text:style-name="P6">NPM, Grunt, Bower</text:p>
        <text:p text:style-name="P11">Langues</text:p>
        <text:p text:style-name="P7">Bilingue français/anglais</text:p>
        <text:p text:style-name="Heading_20_1">Intérêts</text:p>
        <text:p text:style-name="P5">Technologies Web</text:p>
        <text:p text:style-name="P5">SOA et messaging</text:p>
        <text:p text:style-name="P8"><text:span text:style-name="T20">Ergonomie (</text:span><text:span text:style-name="T21">user experience</text:span><text:span text:style-name="T20">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Roboto" svg:font-family="Roboto" style:font-adornments="Regular" style:font-pitch="variable"/>
    <style:font-face style:name="Roboto Condensed Light" svg:font-family="'Roboto Condensed Light'" style:font-adornments="Light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Georgia" fo:font-family="Georgia" style:font-family-generic="roman" style:font-pitch="variable" fo:font-size="11pt" fo:language="en" fo:country="CA" style:font-name-asian="DejaVu Sans" style:font-family-asian="'DejaVu Sans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3cm" fo:margin-bottom="0.101cm" style:contextual-spacing="false" fo:keep-with-next="always"/>
      <style:text-properties fo:font-variant="normal" fo:text-transform="none" style:font-name="Roboto Condensed Light" fo:font-family="'Roboto Condensed Light'" style:font-style-name="Light" style:font-pitch="variable" fo:font-size="13pt" fo:font-weight="normal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style:contextual-spacing="false" fo:line-height="100%" fo:text-align="start" style:justify-single-word="false"/>
      <style:text-properties style:font-name="Roboto" fo:font-family="Roboto" style:font-style-name="Regular" style:font-pitch="variable" fo:font-weight="250"/>
    </style:style>
    <style:style style:name="List" style:family="paragraph" style:parent-style-name="Text_20_body" style:default-outline-level="" style:class="list">
      <style:paragraph-properties fo:margin-top="0cm" fo:margin-bottom="0.101cm" style:contextual-spacing="false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default-outline-level="" style:class="text">
      <style:paragraph-properties fo:padding="0cm" fo:border-left="none" fo:border-right="none" fo:border-top="none" fo:border-bottom="0.51pt solid #579d1c" style:shadow="none"/>
      <style:text-properties fo:font-size="16pt" fo:font-weight="250" style:font-size-asian="16pt" style:font-weight-asian="normal" style:font-size-complex="16pt" style:font-weight-complex="bold"/>
    </style:style>
    <style:style style:name="Heading_20_2" style:display-name="Heading 2" style:family="paragraph" style:parent-style-name="Text_20_body" style:default-outline-level="" style:class="text">
      <style:paragraph-properties fo:margin-top="0.3cm" fo:margin-bottom="0.101cm" style:contextual-spacing="false">
        <style:tab-stops>
          <style:tab-stop style:position="12.39cm" style:type="right"/>
        </style:tab-stops>
      </style:paragraph-properties>
      <style:text-properties fo:font-size="11pt" fo:font-style="normal" fo:font-weight="bold" style:font-size-asian="11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" style:class="text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cm" fo:margin-bottom="0cm" style:contextual-spacing="false" fo:text-align="start" style:justify-single-word="false"/>
      <style:text-properties fo:font-size="18pt" fo:font-weight="250" style:font-size-asian="18pt" style:font-weight-asian="normal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Formatting" style:display-name="No Formatting" style:family="paragraph" style:parent-style-name="Text_20_body" style:default-outline-level="">
      <style:paragraph-properties fo:margin-top="0cm" fo:margin-bottom="0cm" style:contextual-spacing="false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List_20_1" style:display-name="List 1" style:family="paragraph" style:parent-style-name="List" style:default-outline-level="" style:class="list"/>
    <style:style style:name="List_20_4_20_End" style:display-name="List 4 End" style:family="paragraph" style:parent-style-name="List" style:default-outline-level="" style:class="list"/>
    <style:style style:name="List_20_5" style:display-name="List 5" style:family="paragraph" style:parent-style-name="List" style:default-outline-level="" style:class="list"/>
    <style:style style:name="Text_20_body_20_indent" style:display-name="Text body indent" style:family="paragraph" style:parent-style-name="Text_20_body" style:default-outline-level="" style:class="text">
      <style:paragraph-properties fo:margin-left="0.4cm" fo:margin-right="0cm" fo:margin-top="0cm" fo:margin-bottom="0.101cm" style:contextual-spacing="false" fo:text-indent="0cm" style:auto-text-indent="false" fo:padding="0.3cm" fo:border-left="0.51pt solid #e6e6e6" fo:border-right="none" fo:border-top="none" fo:border-bottom="none" style:shadow="none"/>
      <style:text-properties fo:font-style="italic" fo:font-weight="normal" style:font-style-asian="italic" style:font-weight-asian="normal"/>
    </style:style>
    <style:style style:name="Hanging_20_indent" style:display-name="Hanging indent" style:family="paragraph" style:parent-style-name="Text_20_body" style:default-outline-level="" style:class="text"/>
    <style:style style:name="Marginalia" style:family="paragraph" style:parent-style-name="Text_20_body" style:default-outline-level="" style:class="text"/>
    <style:style style:name="Header_20_left" style:display-name="Header left" style:family="paragraph" style:parent-style-name="Standard" style:default-outline-level="" style:class="extra"/>
    <style:style style:name="Link" style:family="paragraph" style:parent-style-name="Text_20_body" style:default-outline-level="">
      <style:paragraph-properties fo:padding="0cm" fo:border-left="none" fo:border-right="none" fo:border-top="none" fo:border-bottom="0.26pt solid #579d1c"/>
      <style:text-properties fo:color="#579d1c"/>
    </style:style>
    <style:style style:name="Untitled1" style:family="paragraph" style:parent-style-name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38cm" fo:margin-left="1.499cm" fo:margin-right="1.499cm" style:writing-mode="lr-tb" style:layout-grid-color="#c0c0c0" style:layout-grid-lines="54" style:layout-grid-base-height="0.494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9T10:55:06</meta:creation-date>
    <meta:initial-creator>Laurent </meta:initial-creator>
    <dc:date>2014-04-25T21:21:18.748685928</dc:date>
    <meta:editing-cycles>31</meta:editing-cycles>
    <meta:editing-duration>PT2H2M17S</meta:editing-duration>
    <meta:generator>LibreOffice/4.2.3.3$Linux_X86_64 LibreOffice_project/420m0$Build-3</meta:generator>
    <meta:document-statistic meta:table-count="1" meta:image-count="0" meta:object-count="0" meta:page-count="1" meta:paragraph-count="57" meta:word-count="317" meta:character-count="2225" meta:non-whitespace-character-count="1960"/>
  </office:meta>
</office:document-meta>
</file>